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06cm" draw:marker-start-width="0.358cm" draw:marker-end-width="0.358cm" draw:fill-color="#ffffff" draw:textarea-horizontal-align="justify" draw:textarea-vertical-align="middle" draw:auto-grow-height="false" fo:min-height="0.993cm" fo:min-width="1.821cm" fo:padding-top="0.177cm" fo:padding-bottom="0.177cm" fo:padding-left="0.302cm" fo:padding-right="0.302cm"/>
    </style:style>
    <style:style style:name="gr2" style:family="graphic" style:parent-style-name="standard">
      <style:graphic-properties draw:stroke="dash" draw:stroke-dash="Fine_20_Dashed" svg:stroke-width="0.106cm" draw:marker-start-width="0.358cm" draw:marker-end-width="0.358cm" draw:fill-color="#ffffff" draw:textarea-horizontal-align="justify" draw:textarea-vertical-align="middle" draw:auto-grow-height="false" fo:min-height="1.442cm" fo:min-width="1.641cm" fo:padding-top="0.177cm" fo:padding-bottom="0.177cm" fo:padding-left="0.302cm" fo:padding-right="0.302cm"/>
    </style:style>
    <style:style style:name="gr3" style:family="graphic" style:parent-style-name="standard">
      <style:graphic-properties draw:stroke="solid" draw:stroke-dash="Fine_20_Dashed" svg:stroke-width="0.106cm" draw:marker-start-width="0.358cm" draw:marker-end-width="0.358cm" draw:fill-color="#ffffff" draw:textarea-horizontal-align="justify" draw:textarea-vertical-align="middle" draw:auto-grow-height="false" fo:min-height="1.173cm" fo:min-width="2.09cm" fo:padding-top="0.177cm" fo:padding-bottom="0.177cm" fo:padding-left="0.302cm" fo:padding-right="0.302cm"/>
    </style:style>
    <style:style style:name="gr4" style:family="graphic" style:parent-style-name="standard">
      <style:graphic-properties draw:stroke="solid" draw:stroke-dash="Fine_20_Dashed" svg:stroke-width="0.106cm" draw:marker-start-width="0.358cm" draw:marker-end-width="0.358cm" draw:fill-color="#ffffff" draw:textarea-horizontal-align="justify" draw:textarea-vertical-align="middle" draw:auto-grow-height="false" fo:min-height="1.084cm" fo:min-width="2.001cm" fo:padding-top="0.177cm" fo:padding-bottom="0.177cm" fo:padding-left="0.302cm" fo:padding-right="0.302cm"/>
    </style:style>
    <style:style style:name="gr5" style:family="graphic" style:parent-style-name="standard">
      <style:graphic-properties draw:stroke="solid" draw:stroke-dash="Fine_20_Dashed" svg:stroke-width="0.106cm" draw:marker-start-width="0.358cm" draw:marker-end-width="0.358cm" draw:fill-color="#ffffff" draw:textarea-horizontal-align="justify" draw:textarea-vertical-align="middle" draw:auto-grow-height="false" fo:min-height="0.724cm" fo:min-width="2.899cm" fo:padding-top="0.177cm" fo:padding-bottom="0.177cm" fo:padding-left="0.302cm" fo:padding-right="0.302cm"/>
    </style:style>
    <style:style style:name="gr6" style:family="graphic" style:parent-style-name="standard">
      <style:graphic-properties draw:stroke="solid" draw:stroke-dash="Fine_20_Dashed" svg:stroke-width="0.106cm" draw:marker-start-width="0.358cm" draw:marker-end-width="0.358cm" draw:fill-color="#ffffff" draw:textarea-horizontal-align="justify" draw:textarea-vertical-align="middle" draw:auto-grow-height="false" fo:min-height="0.724cm" fo:min-width="2.63cm" fo:padding-top="0.177cm" fo:padding-bottom="0.177cm" fo:padding-left="0.302cm" fo:padding-right="0.302cm"/>
    </style:style>
    <style:style style:name="gr7" style:family="graphic" style:parent-style-name="standard">
      <style:graphic-properties draw:stroke="dash" draw:stroke-dash="Fine_20_Dashed" svg:stroke-width="0.106cm" draw:marker-start-width="0.358cm" draw:marker-end-width="0.358cm" draw:fill-color="#ffffff" draw:textarea-horizontal-align="justify" draw:textarea-vertical-align="middle" draw:auto-grow-height="false" fo:min-height="1.173cm" fo:min-width="1.552cm" fo:padding-top="0.177cm" fo:padding-bottom="0.177cm" fo:padding-left="0.302cm" fo:padding-right="0.302cm"/>
    </style:style>
    <style:style style:name="gr8" style:family="graphic" style:parent-style-name="standard">
      <style:graphic-properties draw:stroke="dash" draw:stroke-dash="Fine_20_Dashed" svg:stroke-width="0.106cm" draw:marker-start-width="0.358cm" draw:marker-end-width="0.358cm" draw:fill-color="#ffffff" draw:textarea-horizontal-align="justify" draw:textarea-vertical-align="middle" draw:auto-grow-height="false" fo:min-height="0.993cm" fo:min-width="1.732cm" fo:padding-top="0.177cm" fo:padding-bottom="0.177cm" fo:padding-left="0.302cm" fo:padding-right="0.302cm"/>
    </style:style>
    <style:style style:name="gr9" style:family="graphic" style:parent-style-name="standard">
      <style:graphic-properties draw:stroke="solid" draw:stroke-dash="Fine_20_Dashed" svg:stroke-width="0.106cm" draw:marker-start-width="0.358cm" draw:marker-end-width="0.358cm" draw:fill-color="#ffffff" draw:textarea-horizontal-align="justify" draw:textarea-vertical-align="middle" draw:auto-grow-height="false" fo:min-height="1.891cm" fo:min-width="2.45cm" fo:padding-top="0.177cm" fo:padding-bottom="0.177cm" fo:padding-left="0.302cm" fo:padding-right="0.302cm"/>
    </style:style>
    <style:style style:name="gr10" style:family="graphic" style:parent-style-name="standard">
      <style:graphic-properties draw:stroke="solid" draw:stroke-dash="Fine_20_Dashed" svg:stroke-width="0.106cm" draw:marker-start-width="0.358cm" draw:marker-end-width="0.358cm" draw:fill-color="#ffffff" draw:textarea-horizontal-align="justify" draw:textarea-vertical-align="middle" draw:auto-grow-height="false" fo:min-height="2.162cm" fo:min-width="2.539cm" fo:padding-top="0.177cm" fo:padding-bottom="0.177cm" fo:padding-left="0.302cm" fo:padding-right="0.302cm"/>
    </style:style>
    <style:style style:name="gr11" style:family="graphic" style:parent-style-name="standard">
      <style:graphic-properties draw:stroke="solid" draw:stroke-dash="Fine_20_Dashed" svg:stroke-width="0.106cm" draw:marker-start-width="0.358cm" draw:marker-end-width="0.358cm" draw:fill-color="#ffffff" draw:textarea-horizontal-align="justify" draw:textarea-vertical-align="middle" draw:auto-grow-height="false" fo:min-height="1.084cm" fo:min-width="2.719cm" fo:padding-top="0.177cm" fo:padding-bottom="0.177cm" fo:padding-left="0.302cm" fo:padding-right="0.302cm"/>
    </style:style>
    <style:style style:name="gr12" style:family="graphic" style:parent-style-name="standard">
      <style:graphic-properties draw:stroke="solid" draw:stroke-dash="Fine_20_Dashed" svg:stroke-width="0.106cm" draw:marker-start-width="0.358cm" draw:marker-end-width="0.358cm" draw:fill-color="#ffffff" draw:textarea-horizontal-align="justify" draw:textarea-vertical-align="middle" draw:auto-grow-height="false" fo:min-height="1.173cm" fo:min-width="2.719cm" fo:padding-top="0.177cm" fo:padding-bottom="0.177cm" fo:padding-left="0.302cm" fo:padding-right="0.302cm"/>
    </style:style>
    <style:style style:name="gr13" style:family="graphic" style:parent-style-name="standard">
      <style:graphic-properties draw:stroke="solid" draw:stroke-dash="Fine_20_Dashed" svg:stroke-width="0.106cm" draw:marker-start-width="0.358cm" draw:marker-end-width="0.358cm" draw:fill-color="#ffffff" draw:textarea-horizontal-align="justify" draw:textarea-vertical-align="middle" draw:auto-grow-height="false" fo:min-height="2.071cm" fo:min-width="2.181cm" fo:padding-top="0.177cm" fo:padding-bottom="0.177cm" fo:padding-left="0.302cm" fo:padding-right="0.302cm"/>
    </style:style>
    <style:style style:name="gr14" style:family="graphic" style:parent-style-name="standard">
      <style:graphic-properties draw:stroke="solid" draw:stroke-dash="Fine_20_Dashed" svg:stroke-width="0.106cm" draw:marker-start-width="0.358cm" draw:marker-end-width="0.358cm" draw:fill-color="#ffffff" draw:textarea-horizontal-align="justify" draw:textarea-vertical-align="middle" draw:auto-grow-height="false" fo:min-height="2.52cm" fo:min-width="2.181cm" fo:padding-top="0.177cm" fo:padding-bottom="0.177cm" fo:padding-left="0.302cm" fo:padding-right="0.302cm"/>
    </style:style>
    <style:style style:name="gr15" style:family="graphic" style:parent-style-name="standard">
      <style:graphic-properties draw:stroke="dash" draw:stroke-dash="Fine_20_Dashed" svg:stroke-width="0.106cm" draw:marker-start-width="0.358cm" draw:marker-end-width="0.358cm" draw:fill-color="#ffffff" draw:textarea-horizontal-align="justify" draw:textarea-vertical-align="middle" draw:auto-grow-height="false" fo:min-height="0.993cm" fo:min-width="1.372cm" fo:padding-top="0.177cm" fo:padding-bottom="0.177cm" fo:padding-left="0.302cm" fo:padding-right="0.302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/>
    </style:style>
    <style:style style:name="P3" style:family="paragraph">
      <loext:graphic-properties draw:fill="none"/>
      <style:paragraph-properties fo:text-align="center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4" draw:id="id14" draw:layer="layout" svg:width="3.429cm" svg:height="1.905cm" svg:x="1.254cm" svg:y="12.414cm">
          <text:p text:style-name="P1"><text:span text:style-name="T1">Problem</text:span></text:p>
          <text:p text:style-name="P1"><text:span text:style-name="T1">detec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3.175cm" svg:height="2.54cm" svg:x="16.367cm" svg:y="11.525cm">
          <text:p text:style-name="P1"><text:span text:style-name="T1">Interrupted</text:span></text:p>
          <text:p text:style-name="P1"><text:span text:style-name="T1">by hardwa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3.81cm" svg:height="2.159cm" svg:x="8.366cm" svg:y="1.873cm">
          <text:p text:style-name="P1"><text:span text:style-name="T1">Ingredients</text:span></text:p>
          <text:p text:style-name="P1"><text:span text:style-name="T1">check star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3.683cm" svg:height="2.032cm" svg:x="8.239cm" svg:y="26.003cm">
          <text:p text:style-name="P1"><text:span text:style-name="T1">Ingredients</text:span></text:p>
          <text:p text:style-name="P1"><text:span text:style-name="T1">check</text:span></text:p>
          <text:p text:style-name="P1"><text:span text:style-name="T1">comple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1" draw:id="id11" draw:layer="layout" svg:width="4.953cm" svg:height="1.524cm" svg:x="10.906cm" svg:y="5.064cm">
          <text:p text:style-name="P1"><text:span text:style-name="T1">Ingredient low</text:span></text:p>
          <text:p text:style-name="P1"><text:span text:style-name="T1">level detec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4.572cm" svg:height="1.524cm" svg:x="4.81cm" svg:y="4.81cm">
          <text:p text:style-name="P1"><text:span text:style-name="T1">Ingredient</text:span></text:p>
          <text:p text:style-name="P1"><text:span text:style-name="T1">lack detec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5" draw:id="id5" draw:layer="layout" svg:width="3.048cm" svg:height="2.159cm" svg:x="16.367cm" svg:y="2cm">
          <text:p text:style-name="P1"><text:span text:style-name="T1">Selection</text:span></text:p>
          <text:p text:style-name="P1"><text:span text:style-name="T1">comple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4" draw:id="id4" draw:layer="layout" svg:width="3.302cm" svg:height="1.905cm" svg:x="1.381cm" svg:y="26.257cm">
          <text:p text:style-name="P1"><text:span text:style-name="T1">Waiting</text:span></text:p>
          <text:p text:style-name="P1"><text:span text:style-name="T1">star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2" draw:id="id12" draw:layer="layout" svg:width="4.318cm" svg:height="3.175cm" svg:x="12.049cm" svg:y="7.969cm">
          <text:p text:style-name="P1"><text:span text:style-name="T1">N</text:span><text:span text:style-name="T1">o</text:span><text:span text:style-name="T1">tif</text:span><text:span text:style-name="T1">yi</text:span><text:span text:style-name="T1">n</text:span><text:span text:style-name="T1">g</text:span></text:p>
          <text:p text:style-name="P1"><text:span text:style-name="T1">m</text:span><text:span text:style-name="T1">a</text:span><text:span text:style-name="T1">i</text:span><text:span text:style-name="T1">n</text:span><text:span text:style-name="T1">t</text:span><text:span text:style-name="T1">a</text:span><text:span text:style-name="T1">i</text:span><text:span text:style-name="T1">n</text:span><text:span text:style-name="T1">e</text:span><text:span text:style-name="T1">r</text:span><text:span text:style-name="T1">s</text:span></text:p>
          <text:p text:style-name="P1"><text:span text:style-name="T1">a</text:span><text:span text:style-name="T1">b</text:span><text:span text:style-name="T1">o</text:span><text:span text:style-name="T1">u</text:span><text:span text:style-name="T1">t </text:span><text:span text:style-name="T1">i</text:span><text:span text:style-name="T1">n</text:span><text:span text:style-name="T1">g</text:span><text:span text:style-name="T1">r</text:span><text:span text:style-name="T1">e</text:span><text:span text:style-name="T1">d</text:span><text:span text:style-name="T1">i</text:span><text:span text:style-name="T1">e</text:span><text:span text:style-name="T1">n</text:span><text:span text:style-name="T1">t</text:span></text:p>
          <text:p text:style-name="P1"><text:span text:style-name="T1">l</text:span><text:span text:style-name="T1">o</text:span><text:span text:style-name="T1">w </text:span><text:span text:style-name="T1">l</text:span><text:span text:style-name="T1">e</text:span><text:span text:style-name="T1">v</text:span><text:span text:style-name="T1">e</text:span><text:span text:style-name="T1">l</text:span></text:p>
          <text:p text:style-name="P1"><text:span text:style-name="T1">s</text:span><text:span text:style-name="T1">t</text:span><text:span text:style-name="T1">a</text:span><text:span text:style-name="T1">rt</text:span><text:span text:style-name="T1">e</text:span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3" draw:id="id13" draw:layer="layout" svg:width="4.445cm" svg:height="3.556cm" svg:x="11.922cm" svg:y="14.573cm">
          <text:p text:style-name="P1"><text:span text:style-name="T1">Notifying</text:span></text:p>
          <text:p text:style-name="P1"><text:span text:style-name="T1">maintainers</text:span></text:p>
          <text:p text:style-name="P1"><text:span text:style-name="T1">about ingredient</text:span></text:p>
          <text:p text:style-name="P1"><text:span text:style-name="T1">low level</text:span></text:p>
          <text:p text:style-name="P1"><text:span text:style-name="T1">comple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8" draw:id="id8" draw:layer="layout" svg:width="4.699cm" svg:height="2.032cm" svg:x="4.175cm" svg:y="8.874cm">
          <text:p text:style-name="P1"><text:span text:style-name="T1">Maki</text:span><text:span text:style-name="T1">ng </text:span><text:span text:style-name="T1">produ</text:span><text:span text:style-name="T1">cts</text:span></text:p>
          <text:p text:style-name="P1"><text:span text:style-name="T1">unav</text:span><text:span text:style-name="T1">ailabl</text:span><text:span text:style-name="T1">e </text:span><text:span text:style-name="T1">starte</text:span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9" draw:id="id9" draw:layer="layout" svg:width="4.699cm" svg:height="2.159cm" svg:x="3.921cm" svg:y="14.446cm">
          <text:p text:style-name="P1"><text:span text:style-name="T1">Making products</text:span></text:p>
          <text:p text:style-name="P1"><text:span text:style-name="T1">unavailable en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0" draw:id="id10" draw:layer="layout" svg:width="3.937cm" svg:height="3.429cm" svg:x="4.429cm" svg:y="17.748cm">
          <text:p text:style-name="P1"><text:span text:style-name="T1">Notifying</text:span></text:p>
          <text:p text:style-name="P1"><text:span text:style-name="T1">users</text:span></text:p>
          <text:p text:style-name="P1"><text:span text:style-name="T1">about products</text:span></text:p>
          <text:p text:style-name="P1"><text:span text:style-name="T1">unavailability</text:span></text:p>
          <text:p text:style-name="P1"><text:span text:style-name="T1">star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3" draw:id="id3" draw:layer="layout" svg:width="3.937cm" svg:height="4.064cm" svg:x="5.445cm" svg:y="22.193cm">
          <text:p text:style-name="P1"><text:span text:style-name="T1">Notifying</text:span></text:p>
          <text:p text:style-name="P1"><text:span text:style-name="T1">users</text:span></text:p>
          <text:p text:style-name="P1"><text:span text:style-name="T1">about products</text:span></text:p>
          <text:p text:style-name="P1"><text:span text:style-name="T1">unavailability</text:span></text:p>
          <text:p text:style-name="P1"><text:span text:style-name="T1">en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6" draw:id="id6" draw:layer="layout" svg:width="2.794cm" svg:height="1.905cm" svg:x="16.748cm" svg:y="26.257cm">
          <text:p text:style-name="P1"><text:span text:style-name="T1">Paying</text:span></text:p>
          <text:p text:style-name="P1"><text:span text:style-name="T1">star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3" draw:layer="layout" draw:type="curve" draw:line-skew="2.605cm" svg:x1="10.271cm" svg:y1="4.032cm" svg:x2="10.08cm" svg:y2="26.003cm" draw:start-shape="id1" draw:start-glue-point="8" draw:end-shape="id2" draw:end-glue-point="4" svg:d="M10271 4032c0 20385-191 9400-191 21971" svg:viewBox="0 0 192 21972">
          <text:p/>
        </draw:connector>
        <draw:connector draw:style-name="gr16" draw:text-style-name="P3" draw:layer="layout" draw:type="curve" svg:x1="7.414cm" svg:y1="26.257cm" svg:x2="4.683cm" svg:y2="27.21cm" draw:start-shape="id3" draw:start-glue-point="8" draw:end-shape="id4" draw:end-glue-point="10" svg:d="M7414 26257c0 636-910 953-2731 953" svg:viewBox="0 0 2732 954">
          <text:p/>
        </draw:connector>
        <draw:connector draw:style-name="gr16" draw:text-style-name="P3" draw:layer="layout" draw:type="curve" svg:x1="16.367cm" svg:y1="3.08cm" svg:x2="11.618cm" svg:y2="2.189cm" draw:start-shape="id5" draw:start-glue-point="6" draw:end-shape="id1" draw:end-glue-point="11" svg:d="M16367 3080c-3142 0-2618-881-3020-1430s-1729-766-1729 539" svg:viewBox="0 0 4750 1862">
          <text:p/>
        </draw:connector>
        <draw:connector draw:style-name="gr16" draw:text-style-name="P3" draw:layer="layout" draw:type="curve" draw:line-skew="-0.772cm 1.131cm" svg:x1="11.383cm" svg:y1="27.738cm" svg:x2="16.748cm" svg:y2="27.21cm" draw:start-shape="id2" draw:start-glue-point="9" draw:end-shape="id6" draw:end-glue-point="6" svg:d="M11383 27738c0 117 2041 98 2902-63s539-465 2463-465" svg:viewBox="0 0 5366 604">
          <text:p/>
        </draw:connector>
        <draw:connector draw:style-name="gr16" draw:text-style-name="P3" draw:layer="layout" draw:type="curve" svg:x1="7.096cm" svg:y1="6.334cm" svg:x2="6.525cm" svg:y2="8.874cm" draw:start-shape="id7" draw:start-glue-point="8" draw:end-shape="id8" draw:end-glue-point="4" svg:d="M7096 6334c0 1905-571 635-571 2540" svg:viewBox="0 0 572 2541">
          <text:p/>
        </draw:connector>
        <draw:connector draw:style-name="gr16" draw:text-style-name="P3" draw:layer="layout" draw:type="curve" svg:x1="8.874cm" svg:y1="9.89cm" svg:x2="8.62cm" svg:y2="15.526cm" draw:start-shape="id8" draw:start-glue-point="10" draw:end-shape="id9" draw:end-glue-point="10" svg:d="M8874 9890c828 0 955 5636-254 5636" svg:viewBox="0 0 893 5637">
          <text:p/>
        </draw:connector>
        <draw:connector draw:style-name="gr16" draw:text-style-name="P3" draw:layer="layout" draw:type="curve" svg:x1="6.271cm" svg:y1="16.605cm" svg:x2="6.398cm" svg:y2="17.748cm" draw:start-shape="id9" draw:start-glue-point="8" draw:end-shape="id10" draw:end-glue-point="4" svg:d="M6271 16605c0 856 127 285 127 1143" svg:viewBox="0 0 128 1144">
          <text:p/>
        </draw:connector>
        <draw:connector draw:style-name="gr16" draw:text-style-name="P3" draw:layer="layout" draw:type="curve" svg:x1="6.398cm" svg:y1="21.177cm" svg:x2="7.414cm" svg:y2="22.193cm" draw:start-shape="id10" draw:start-glue-point="8" draw:end-shape="id3" draw:end-glue-point="4" svg:d="M6398 21177c0 762 1016 254 1016 1016" svg:viewBox="0 0 1017 1017">
          <text:p/>
        </draw:connector>
        <draw:connector draw:style-name="gr16" draw:text-style-name="P3" draw:layer="layout" draw:type="curve" svg:x1="13.383cm" svg:y1="6.588cm" svg:x2="14.208cm" svg:y2="7.969cm" draw:start-shape="id11" draw:start-glue-point="8" draw:end-shape="id12" draw:end-glue-point="4" svg:d="M13383 6588c0 1035 825 345 825 1381" svg:viewBox="0 0 826 1382">
          <text:p/>
        </draw:connector>
        <draw:connector draw:style-name="gr16" draw:text-style-name="P3" draw:layer="layout" draw:type="curve" svg:x1="12.049cm" svg:y1="9.557cm" svg:x2="11.922cm" svg:y2="16.351cm" draw:start-shape="id12" draw:start-glue-point="6" draw:end-shape="id13" draw:end-glue-point="6" svg:d="M12049 9557c-1021 0-958 6794-127 6794" svg:viewBox="0 0 759 6795">
          <text:p/>
        </draw:connector>
        <draw:connector draw:style-name="gr16" draw:text-style-name="P3" draw:layer="layout" draw:type="curve" svg:x1="14.145cm" svg:y1="18.129cm" svg:x2="10.08cm" svg:y2="26.003cm" draw:start-shape="id13" draw:start-glue-point="8" draw:end-shape="id2" draw:end-glue-point="4" svg:d="M14145 18129c0 5907-4065 1970-4065 7874" svg:viewBox="0 0 4066 7875">
          <text:p/>
        </draw:connector>
        <draw:connector draw:style-name="gr16" draw:text-style-name="P3" draw:layer="layout" draw:type="curve" svg:x1="5.445cm" svg:y1="24.225cm" svg:x2="1.756cm" svg:y2="14.04cm" draw:start-shape="id3" draw:start-glue-point="6" draw:end-shape="id14" draw:end-glue-point="7" svg:d="M5445 24225c-2460 0-3689-3395-3689-10185" svg:viewBox="0 0 3690 10186">
          <text:p/>
        </draw:connector>
        <draw:connector draw:style-name="gr16" draw:text-style-name="P3" draw:layer="layout" draw:type="curve" svg:x1="4.429cm" svg:y1="19.463cm" svg:x2="2.969cm" svg:y2="14.319cm" draw:start-shape="id10" draw:start-glue-point="6" draw:end-shape="id14" draw:end-glue-point="8" svg:d="M4429 19463c-974 0-1460-1714-1460-5144" svg:viewBox="0 0 1461 5145">
          <text:p/>
        </draw:connector>
        <draw:connector draw:style-name="gr16" draw:text-style-name="P3" draw:layer="layout" draw:type="curve" svg:x1="6.271cm" svg:y1="14.446cm" svg:x2="4.683cm" svg:y2="13.367cm" draw:start-shape="id9" draw:start-glue-point="4" draw:end-shape="id14" draw:end-glue-point="10" svg:d="M6271 14446c0-720-529-1079-1588-1079" svg:viewBox="0 0 1589 1080">
          <text:p/>
        </draw:connector>
        <draw:connector draw:style-name="gr16" draw:text-style-name="P3" draw:layer="layout" draw:type="curve" svg:x1="6.525cm" svg:y1="10.906cm" svg:x2="4.683cm" svg:y2="13.367cm" draw:start-shape="id8" draw:start-glue-point="8" draw:end-shape="id14" draw:end-glue-point="10" svg:d="M6525 10906c0 1641-614 2461-1842 2461" svg:viewBox="0 0 1843 2462">
          <text:p/>
        </draw:connector>
        <draw:connector draw:style-name="gr16" draw:text-style-name="P3" draw:layer="layout" draw:type="curve" svg:x1="4.81cm" svg:y1="5.572cm" svg:x2="2.969cm" svg:y2="12.414cm" draw:start-shape="id7" draw:start-glue-point="6" draw:end-shape="id14" draw:end-glue-point="4" svg:d="M4810 5572c-1228 0-1841 2280-1841 6842" svg:viewBox="0 0 1842 6843">
          <text:p/>
        </draw:connector>
        <draw:connector draw:style-name="gr16" draw:text-style-name="P3" draw:layer="layout" draw:type="curve" svg:x1="8.366cm" svg:y1="2.953cm" svg:x2="1.756cm" svg:y2="12.693cm" draw:start-shape="id1" draw:start-glue-point="6" draw:end-shape="id14" draw:end-glue-point="5" svg:d="M8366 2953c-4407 0-6610 3246-6610 9740" svg:viewBox="0 0 6611 9741">
          <text:p/>
        </draw:connector>
        <draw:connector draw:style-name="gr16" draw:text-style-name="P3" draw:layer="layout" draw:type="line" svg:x1="8.924cm" svg:y1="3.716cm" svg:x2="7.096cm" svg:y2="4.81cm" draw:start-shape="id1" draw:start-glue-point="7" draw:end-shape="id7" draw:end-glue-point="4" svg:d="M8924 3716l-1828 1094" svg:viewBox="0 0 1829 1095">
          <text:p/>
        </draw:connector>
        <draw:connector draw:style-name="gr16" draw:text-style-name="P3" draw:layer="layout" draw:type="line" svg:x1="11.618cm" svg:y1="3.716cm" svg:x2="13.383cm" svg:y2="5.064cm" draw:start-shape="id1" draw:start-glue-point="9" draw:end-shape="id11" draw:end-glue-point="4" svg:d="M11618 3716l1765 1348" svg:viewBox="0 0 1766 1349">
          <text:p/>
        </draw:connector>
        <draw:connector draw:style-name="gr16" draw:text-style-name="P4" draw:layer="layout" draw:type="curve" svg:x1="14.145cm" svg:y1="14.573cm" svg:x2="16.367cm" svg:y2="12.795cm" draw:start-shape="id13" draw:start-glue-point="4" draw:end-shape="id15" draw:end-glue-point="6" svg:d="M14145 14573c0-1186 740-1778 2222-1778" svg:viewBox="0 0 2223 1779">
          <text:p/>
        </draw:connector>
        <draw:connector draw:style-name="gr16" draw:text-style-name="P4" draw:layer="layout" draw:type="curve" svg:x1="14.208cm" svg:y1="11.144cm" svg:x2="16.367cm" svg:y2="12.795cm" draw:start-shape="id12" draw:start-glue-point="8" draw:end-shape="id15" draw:end-glue-point="6" svg:d="M14208 11144c0 1101 719 1651 2159 1651" svg:viewBox="0 0 2160 1652">
          <text:p/>
        </draw:connector>
        <draw:connector draw:style-name="gr16" draw:text-style-name="P4" draw:layer="layout" draw:type="curve" svg:x1="15.859cm" svg:y1="5.826cm" svg:x2="17.955cm" svg:y2="11.525cm" draw:start-shape="id11" draw:start-glue-point="10" draw:end-shape="id15" draw:end-glue-point="4" svg:d="M15859 5826c1398 0 2096 1899 2096 5699" svg:viewBox="0 0 2097 5700">
          <text:p/>
        </draw:connector>
        <draw:connector draw:style-name="gr16" draw:text-style-name="P4" draw:layer="layout" draw:type="curve" svg:x1="11.922cm" svg:y1="27.019cm" svg:x2="19.077cm" svg:y2="13.693cm" draw:start-shape="id2" draw:start-glue-point="10" draw:end-shape="id15" draw:end-glue-point="9" svg:d="M11922 27019c4770 0 7155-4442 7155-13326" svg:viewBox="0 0 7156 13327">
          <text:p/>
        </draw:connector>
        <draw:connector draw:style-name="gr16" draw:text-style-name="P4" draw:layer="layout" draw:type="curve" svg:x1="8.239cm" svg:y1="27.019cm" svg:x2="1.756cm" svg:y2="14.04cm" draw:start-shape="id2" draw:start-glue-point="6" draw:end-shape="id14" draw:end-glue-point="7" svg:d="M8239 27019c-4322 0-6483-4326-6483-12979" svg:viewBox="0 0 6484 12980">
          <text:p/>
        </draw:connector>
        <draw:connector draw:style-name="gr16" draw:text-style-name="P4" draw:layer="layout" draw:type="curve" svg:x1="12.573cm" svg:y1="15.093cm" svg:x2="4.683cm" svg:y2="13.367cm" draw:start-shape="id13" draw:start-glue-point="5" draw:end-shape="id14" draw:end-glue-point="10" svg:d="M12573 15093c0-1151-2630-1726-7890-1726" svg:viewBox="0 0 7891 1727">
          <text:p/>
        </draw:connector>
        <draw:connector draw:style-name="gr16" draw:text-style-name="P4" draw:layer="layout" draw:type="curve" svg:x1="12.681cm" svg:y1="10.679cm" svg:x2="4.683cm" svg:y2="13.367cm" draw:start-shape="id12" draw:start-glue-point="7" draw:end-shape="id14" draw:end-glue-point="10" svg:d="M12681 10679c0 1792-2666 2688-7998 2688" svg:viewBox="0 0 7999 2689">
          <text:p/>
        </draw:connector>
        <draw:connector draw:style-name="gr16" draw:text-style-name="P4" draw:layer="layout" draw:type="curve" svg:x1="8.186cm" svg:y1="10.609cm" svg:x2="16.367cm" svg:y2="12.795cm" draw:start-shape="id8" draw:start-glue-point="9" draw:end-shape="id15" draw:end-glue-point="6" svg:d="M8186 10609c0 1458 2727 2186 8181 2186" svg:viewBox="0 0 8182 2187">
          <text:p/>
        </draw:connector>
        <draw:connector draw:style-name="gr16" draw:text-style-name="P4" draw:layer="layout" draw:type="curve" svg:x1="7.932cm" svg:y1="14.762cm" svg:x2="16.367cm" svg:y2="12.795cm" draw:start-shape="id9" draw:start-glue-point="11" draw:end-shape="id15" draw:end-glue-point="6" svg:d="M7932 14762c0-1312 2811-1967 8435-1967" svg:viewBox="0 0 8436 1968">
          <text:p/>
        </draw:connector>
        <draw:connector draw:style-name="gr16" draw:text-style-name="P4" draw:layer="layout" draw:type="curve" svg:x1="12.176cm" svg:y1="2.953cm" svg:x2="19.077cm" svg:y2="11.897cm" draw:start-shape="id1" draw:start-glue-point="10" draw:end-shape="id15" draw:end-glue-point="11" svg:d="M12176 2953c4601 0 6901 2981 6901 8944" svg:viewBox="0 0 6902 8945">
          <text:p/>
        </draw:connector>
        <draw:connector draw:style-name="gr16" draw:text-style-name="P4" draw:layer="layout" draw:type="curve" svg:x1="8.366cm" svg:y1="19.463cm" svg:x2="17.955cm" svg:y2="14.065cm" draw:start-shape="id10" draw:start-glue-point="10" draw:end-shape="id15" draw:end-glue-point="8" svg:d="M8366 19463c6393 0 9589-1799 9589-5398" svg:viewBox="0 0 9590 5399">
          <text:p/>
        </draw:connector>
        <draw:connector draw:style-name="gr16" draw:text-style-name="P4" draw:layer="layout" draw:type="curve" svg:x1="9.382cm" svg:y1="24.225cm" svg:x2="17.955cm" svg:y2="14.065cm" draw:start-shape="id3" draw:start-glue-point="10" draw:end-shape="id15" draw:end-glue-point="8" svg:d="M9382 24225c5716 0 8573-3386 8573-10160" svg:viewBox="0 0 8574 10161">
          <text:p/>
        </draw:connector>
        <draw:connector draw:style-name="gr16" draw:text-style-name="P4" draw:layer="layout" draw:type="curve" svg:x1="8.713cm" svg:y1="6.111cm" svg:x2="17.955cm" svg:y2="11.525cm" draw:start-shape="id7" draw:start-glue-point="9" draw:end-shape="id15" draw:end-glue-point="4" svg:d="M8713 6111c0 4227 9242 1520 9242 5414" svg:viewBox="0 0 9243 5415">
          <text:p/>
        </draw:connector>
        <draw:connector draw:style-name="gr16" draw:text-style-name="P4" draw:layer="layout" draw:type="curve" svg:x1="11.631cm" svg:y1="6.365cm" svg:x2="2.969cm" svg:y2="12.414cm" draw:start-shape="id11" draw:start-glue-point="7" draw:end-shape="id14" draw:end-glue-point="4" svg:d="M11631 6365c0 4702-8662 1678-8662 6049" svg:viewBox="0 0 8663 60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2T19:39:17.902608614</meta:creation-date>
    <dc:date>2021-11-03T01:43:24.531051660</dc:date>
    <meta:editing-duration>PT2H48M53S</meta:editing-duration>
    <meta:editing-cycles>103</meta:editing-cycles>
    <meta:generator>LibreOffice/6.1.5.2$Linux_X86_64 LibreOffice_project/10$Build-2</meta:generator>
    <meta:document-statistic meta:object-count="48"/>
  </office:meta>
</office:document-meta>
</file>